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110DD1045F6B97B3.png" manifest:media-type="image/png"/>
  <manifest:file-entry manifest:full-path="Pictures/1000000000000780000004381EA79243FE8041F1.png" manifest:media-type="image/png"/>
  <manifest:file-entry manifest:full-path="Pictures/100000000000078000000438BD8D6D3DBD6F04B2.png" manifest:media-type="image/png"/>
  <manifest:file-entry manifest:full-path="Pictures/100000000000078000000438C9AE083AC5078DF5.png" manifest:media-type="image/png"/>
  <manifest:file-entry manifest:full-path="Pictures/100000000000078000000438A6285A528A90BB51.png" manifest:media-type="image/png"/>
  <manifest:file-entry manifest:full-path="Pictures/100000000000078000000438268794F201ACA595.png" manifest:media-type="image/png"/>
  <manifest:file-entry manifest:full-path="Pictures/1000000000000780000004389D4D80E2D9FE81E7.png" manifest:media-type="image/png"/>
  <manifest:file-entry manifest:full-path="Pictures/100000000000078000000438CB54F95E62EA3F91.png" manifest:media-type="image/png"/>
  <manifest:file-entry manifest:full-path="Pictures/100000000000078000000438C01481408A63CF48.png" manifest:media-type="image/png"/>
  <manifest:file-entry manifest:full-path="Pictures/1000000000000780000004380AD59918EAED1C95.png" manifest:media-type="image/png"/>
  <manifest:file-entry manifest:full-path="Pictures/100000000000078000000438E178B5EB82343A74.png" manifest:media-type="image/png"/>
  <manifest:file-entry manifest:full-path="Pictures/1000000000000780000004382834563758DBF012.png" manifest:media-type="image/png"/>
  <manifest:file-entry manifest:full-path="Pictures/10000000000007800000043848271DB1C111D3B9.png" manifest:media-type="image/png"/>
  <manifest:file-entry manifest:full-path="Pictures/10000000000007800000043897B75D7F4EE9D504.png" manifest:media-type="image/png"/>
  <manifest:file-entry manifest:full-path="Pictures/100000000000078000000438B89A0BF3DB3A31F1.png" manifest:media-type="image/png"/>
  <manifest:file-entry manifest:full-path="Pictures/10000000000007800000043875B2FBA6E365568E.png" manifest:media-type="image/png"/>
  <manifest:file-entry manifest:full-path="Pictures/1000000000000780000004388B8B48EE589DD535.png" manifest:media-type="image/png"/>
  <manifest:file-entry manifest:full-path="Pictures/100000000000078000000438EDDB80418C6C602A.png" manifest:media-type="image/png"/>
  <manifest:file-entry manifest:full-path="Pictures/1000000000000780000004383F8398062FE29595.png" manifest:media-type="image/png"/>
  <manifest:file-entry manifest:full-path="Pictures/1000000000000780000004389E1BED216B29E70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14.358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15.749cm" svg:x="0.088cm" svg:y="0.045cm">
          <draw:image xlink:href="Pictures/1000000000000780000004381EA79243FE8041F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27.999cm" svg:height="15.749cm" svg:x="0.088cm" svg:y="0.045cm">
          <draw:image xlink:href="Pictures/100000000000078000000438BD8D6D3DBD6F04B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27.999cm" svg:height="15.749cm" svg:x="0.088cm" svg:y="0.001cm">
          <draw:image xlink:href="Pictures/100000000000078000000438110DD1045F6B97B3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27.999cm" svg:height="15.749cm" svg:x="0.001cm" svg:y="0cm">
          <draw:image xlink:href="Pictures/100000000000078000000438C9AE083AC5078DF5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1" draw:layer="layout" svg:width="27.999cm" svg:height="15.749cm" svg:x="0cm" svg:y="0cm">
          <draw:image xlink:href="Pictures/100000000000078000000438A6285A528A90BB51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1" draw:layer="layout" svg:width="27.999cm" svg:height="15.749cm" svg:x="0.088cm" svg:y="0.045cm">
          <draw:image xlink:href="Pictures/1000000000000780000004389D4D80E2D9FE81E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" draw:text-style-name="P1" draw:layer="layout" svg:width="27.999cm" svg:height="15.749cm" svg:x="0.088cm" svg:y="0.045cm">
          <draw:image xlink:href="Pictures/100000000000078000000438268794F201ACA59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" draw:text-style-name="P1" draw:layer="layout" svg:width="27.999cm" svg:height="15.749cm" svg:x="0.088cm" svg:y="0.045cm">
          <draw:image xlink:href="Pictures/100000000000078000000438C01481408A63CF4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1" draw:text-style-name="P1" draw:layer="layout" svg:width="27.999cm" svg:height="15.749cm" svg:x="0.088cm" svg:y="0.045cm">
          <draw:image xlink:href="Pictures/100000000000078000000438CB54F95E62EA3F9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1" draw:text-style-name="P1" draw:layer="layout" svg:width="27.999cm" svg:height="15.749cm" svg:x="0.088cm" svg:y="-0.888cm">
          <draw:image xlink:href="Pictures/1000000000000780000004380AD59918EAED1C95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1" draw:text-style-name="P1" draw:layer="layout" svg:width="27.999cm" svg:height="15.749cm" svg:x="0.088cm" svg:y="0.045cm">
          <draw:image xlink:href="Pictures/100000000000078000000438E178B5EB82343A74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1" draw:text-style-name="P1" draw:layer="layout" svg:width="27.999cm" svg:height="15.749cm" svg:x="0.088cm" svg:y="0.045cm">
          <draw:image xlink:href="Pictures/1000000000000780000004382834563758DBF012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1" draw:text-style-name="P1" draw:layer="layout" svg:width="27.999cm" svg:height="15.749cm" svg:x="0.088cm" svg:y="0.045cm">
          <draw:image xlink:href="Pictures/10000000000007800000043848271DB1C111D3B9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1" draw:text-style-name="P1" draw:layer="layout" svg:width="27.999cm" svg:height="15.749cm" svg:x="0.001cm" svg:y="0.001cm">
          <draw:image xlink:href="Pictures/10000000000007800000043897B75D7F4EE9D504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2" draw:layer="layout" svg:width="25.199cm" svg:height="14.358cm" svg:x="1.4cm" svg:y="0.628cm" presentation:class="title" presentation:user-transformed="true">
          <draw:text-box>
            <text:p>Error Handling<text:line-break/>and<text:line-break/>User Input Validation</text:p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1" draw:text-style-name="P1" draw:layer="layout" svg:width="27.999cm" svg:height="15.749cm" svg:x="-0.048cm" svg:y="0.001cm">
          <draw:image xlink:href="Pictures/100000000000078000000438B89A0BF3DB3A31F1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1" draw:text-style-name="P1" draw:layer="layout" svg:width="27.999cm" svg:height="15.749cm" svg:x="0cm" svg:y="0.001cm">
          <draw:image xlink:href="Pictures/10000000000007800000043875B2FBA6E365568E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style-name="gr1" draw:text-style-name="P1" draw:layer="layout" svg:width="27.999cm" svg:height="15.749cm" svg:x="0.001cm" svg:y="0cm">
          <draw:image xlink:href="Pictures/1000000000000780000004388B8B48EE589DD535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draw:style-name="gr1" draw:text-style-name="P1" draw:layer="layout" svg:width="27.999cm" svg:height="15.749cm" svg:x="0.001cm" svg:y="0cm">
          <draw:image xlink:href="Pictures/100000000000078000000438EDDB80418C6C602A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draw:style-name="gr1" draw:text-style-name="P1" draw:layer="layout" svg:width="27.999cm" svg:height="15.749cm" svg:x="0cm" svg:y="0cm">
          <draw:image xlink:href="Pictures/1000000000000780000004383F8398062FE2959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draw:style-name="gr1" draw:text-style-name="P1" draw:layer="layout" svg:width="27.999cm" svg:height="15.749cm" svg:x="0cm" svg:y="0cm">
          <draw:image xlink:href="Pictures/1000000000000780000004389E1BED216B29E70C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presentation:notes draw:style-name="dp1">
          <draw:page-thumbnail draw:style-name="gr2" draw:layer="layout" svg:width="18.624cm" svg:height="10.476cm" svg:x="1.482cm" svg:y="2.123cm" draw:page-number="2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presentation:notes draw:style-name="dp1">
          <draw:page-thumbnail draw:style-name="gr2" draw:layer="layout" svg:width="18.624cm" svg:height="10.476cm" svg:x="1.482cm" svg:y="2.123cm" draw:page-number="2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presentation:notes draw:style-name="dp1">
          <draw:page-thumbnail draw:style-name="gr2" draw:layer="layout" svg:width="18.624cm" svg:height="10.476cm" svg:x="1.482cm" svg:y="2.123cm" draw:page-number="2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9T17:28:37.412000000</meta:creation-date>
    <dc:date>2018-12-09T17:59:31.820000000</dc:date>
    <meta:editing-duration>PT9M26S</meta:editing-duration>
    <meta:editing-cycles>1</meta:editing-cycles>
    <meta:document-statistic meta:object-count="90"/>
    <meta:generator>LibreOffice/6.1.0.3$Windows_X86_64 LibreOffice_project/efb621ed25068d70781dc026f7e9c5187a4decd1</meta:generator>
  </office:meta>
</office:document-meta>
</file>